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stroke-dash="Fine_20_Dotted" svg:stroke-width="0.028cm" svg:stroke-color="#cccccc" draw:marker-start="Dimension_20_Lines" draw:marker-start-width="0.242cm" draw:marker-end="Dimension_20_Lines" draw:marker-end-width="0.242cm" draw:fill="none" draw:textarea-vertical-align="middle" fo:padding-top="0.139cm" fo:padding-bottom="0.139cm" fo:padding-left="0.264cm" fo:padding-right="0.264cm"/>
    </style:style>
    <style:style style:name="gr2" style:family="graphic" style:parent-style-name="objectwithoutfill">
      <style:graphic-properties svg:stroke-width="0.028cm" svg:stroke-color="#cccccc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width="0.018cm" svg:stroke-color="#000000" draw:marker-start-width="0.227cm" draw:marker-end-width="0.227cm" draw:fill-color="#000000" draw:opacity="0%" draw:textarea-horizontal-align="justify" draw:textarea-vertical-align="middle" draw:auto-grow-height="false" fo:min-height="0.132cm" fo:min-width="17.88cm" fo:padding-top="0.134cm" fo:padding-bottom="0.134cm" fo:padding-left="0.259cm" fo:padding-right="0.259cm"/>
    </style:style>
    <style:style style:name="gr4" style:family="graphic" style:parent-style-name="standard">
      <style:graphic-properties svg:stroke-width="0.018cm" svg:stroke-color="#000000" draw:marker-start-width="0.227cm" draw:marker-end-width="0.227cm" draw:fill-color="#000000" draw:opacity="0%" draw:textarea-horizontal-align="justify" draw:textarea-vertical-align="middle" draw:auto-grow-height="false" fo:min-height="0.532cm" fo:min-width="17.88cm" fo:padding-top="0.134cm" fo:padding-bottom="0.134cm" fo:padding-left="0.259cm" fo:padding-right="0.259cm"/>
    </style:style>
    <style:style style:name="gr5" style:family="graphic" style:parent-style-name="standard">
      <style:graphic-properties draw:stroke="dash" draw:stroke-dash="Fine_20_Dashed" svg:stroke-width="0.018cm" svg:stroke-color="#dddddd" draw:marker-start-width="0.227cm" draw:marker-end-width="0.227cm" draw:fill-color="#000000" draw:opacity="0%" draw:textarea-horizontal-align="justify" draw:textarea-vertical-align="middle" draw:auto-grow-height="false" fo:min-height="0.132cm" fo:min-width="0cm" fo:padding-top="0.134cm" fo:padding-bottom="0.134cm" fo:padding-left="0.259cm" fo:padding-right="0.259cm"/>
    </style:style>
    <style:style style:name="gr6" style:family="graphic" style:parent-style-name="standard">
      <style:graphic-properties draw:stroke="solid" draw:stroke-dash="Fine_20_Dashed" svg:stroke-width="0.018cm" svg:stroke-color="#000000" draw:marker-start-width="0.227cm" draw:marker-end-width="0.227cm" draw:fill="none" draw:textarea-horizontal-align="justify" draw:textarea-vertical-align="middle" draw:auto-grow-height="false" fo:min-height="0.532cm" fo:min-width="0.282cm" fo:padding-top="0.134cm" fo:padding-bottom="0.134cm" fo:padding-left="0.259cm" fo:padding-right="0.259cm"/>
    </style:style>
    <style:style style:name="gr7" style:family="graphic" style:parent-style-name="standard">
      <style:graphic-properties svg:stroke-width="0.018cm" svg:stroke-color="#000000" draw:marker-start-width="0.227cm" draw:marker-end-width="0.227cm" draw:fill="none" draw:fill-color="#000000" draw:opacity="100%" draw:textarea-horizontal-align="justify" draw:textarea-vertical-align="middle" draw:auto-grow-height="false" fo:min-height="0.332cm" fo:min-width="11.886cm" fo:padding-top="0.134cm" fo:padding-bottom="0.134cm" fo:padding-left="0.259cm" fo:padding-right="0.259cm" draw:shadow-opacity="50%"/>
    </style:style>
    <style:style style:name="gr8" style:family="graphic" style:parent-style-name="standard">
      <style:graphic-properties svg:stroke-width="0.018cm" svg:stroke-color="#000000" draw:marker-start-width="0.227cm" draw:marker-end-width="0.227cm" draw:fill="none" draw:fill-color="#000000" draw:opacity="100%" draw:textarea-horizontal-align="justify" draw:textarea-vertical-align="middle" draw:auto-grow-height="false" fo:min-height="0.332cm" fo:min-width="11.878cm" fo:padding-top="0.134cm" fo:padding-bottom="0.134cm" fo:padding-left="0.259cm" fo:padding-right="0.259cm" draw:shadow-opacity="50%"/>
    </style:style>
    <style:style style:name="gr9" style:family="graphic" style:parent-style-name="objectwithoutfill">
      <style:graphic-properties svg:stroke-width="0.028cm" svg:stroke-color="#cccccc" draw:marker-start-width="0.242cm" draw:marker-end-width="0.242cm" draw:fill="none" draw:opacity="100%" draw:textarea-vertical-align="middle" fo:padding-top="0.139cm" fo:padding-bottom="0.139cm" fo:padding-left="0.264cm" fo:padding-right="0.264cm" draw:shadow-opacity="50%"/>
    </style:style>
    <style:style style:name="gr10" style:family="graphic" style:parent-style-name="standard">
      <style:graphic-properties draw:stroke="solid" draw:stroke-dash="Fine_20_Dashed" svg:stroke-width="0.018cm" svg:stroke-color="#000000" draw:marker-start-width="0.227cm" draw:marker-end-width="0.227cm" svg:stroke-opacity="0%" draw:fill="none" draw:textarea-horizontal-align="justify" draw:textarea-vertical-align="middle" draw:auto-grow-height="false" fo:min-height="0.332cm" fo:min-width="0cm" fo:padding-top="0.134cm" fo:padding-bottom="0.134cm" fo:padding-left="0.259cm" fo:padding-right="0.2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 draw:opacity="0%"/>
      <style:paragraph-properties fo:text-align="center"/>
    </style:style>
    <style:style style:name="P3" style:family="paragraph">
      <loext:graphic-properties draw:fill="none" draw:fill-color="#000000" draw:opacity="100%"/>
      <style:paragraph-properties fo:text-align="center"/>
    </style:style>
    <style:style style:name="P4" style:family="paragraph">
      <loext:graphic-properties draw:fill="none" draw:opacity="100%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color="#dddddd" fo:font-size="10pt" style:font-size-asian="10pt" style:font-size-complex="10pt"/>
    </style:style>
    <style:style style:name="T1" style:family="text">
      <style:text-properties fo:color="#dddddd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4.849cm" svg:y1="0cm" svg:x2="14.85cm" svg:y2="21cm">
          <text:p/>
        </draw:line>
        <draw:line draw:style-name="gr2" draw:text-style-name="P1" draw:layer="controls" svg:x1="14.85cm" svg:y1="0cm" svg:x2="14.85cm" svg:y2="1.5cm">
          <text:p/>
        </draw:line>
        <draw:line draw:style-name="gr2" draw:text-style-name="P1" draw:layer="controls" svg:x1="14.85cm" svg:y1="19.5cm" svg:x2="14.85cm" svg:y2="21cm">
          <text:p/>
        </draw:line>
        <draw:custom-shape draw:style-name="gr3" draw:text-style-name="P2" draw:layer="controls" svg:width="18.398cm" svg:height="0.4cm" draw:transform="rotate (-1.5707963267949) translate (2.1cm 1.8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controls" svg:width="18.398cm" svg:height="0.8cm" draw:transform="rotate (-1.5707963267949) translate (1.7cm 1.8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.701cm 1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.3cm 2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0.9cm" svg:y="1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.702cm 2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.301cm 2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0.901cm" svg:y="2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.701cm 3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.3cm 3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0.9cm" svg:y="3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.702cm 4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.301cm 4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0.901cm" svg:y="4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.701cm 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.3cm 5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0.9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.702cm 5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.301cm 6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0.901cm" svg:y="5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.701cm 6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.3cm 6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0.9cm" svg:y="6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.702cm 7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.301cm 7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0.901cm" svg:y="7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.701cm 8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.3cm 8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0.9cm" svg:y="8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.702cm 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.301cm 9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0.901cm" svg:y="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.701cm 9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.3cm 10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0.9cm" svg:y="9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.702cm 10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.301cm 10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0.901cm" svg:y="10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.701cm 11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.3cm 11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0.9cm" svg:y="11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.702cm 12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.301cm 12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0.901cm" svg:y="12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.701cm 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.3cm 13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0.9cm" svg:y="1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.702cm 13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.301cm 14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0.901cm" svg:y="13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.701cm 14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.3cm 14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0.9cm" svg:y="14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.702cm 15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.301cm 15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0.901cm" svg:y="15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.701cm 16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.3cm 16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0.9cm" svg:y="16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.702cm 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.301cm 17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0.901cm" svg:y="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.701cm 17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.3cm 18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0.9cm" svg:y="17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.702cm 18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.301cm 18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0.901cm" svg:y="18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.703cm 19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.302cm 19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0.902cm" svg:y="19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3.102cm 1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.701cm 2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.301cm" svg:y="1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3.103cm 2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.702cm 2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.302cm" svg:y="2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3.102cm 3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.701cm 3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.301cm" svg:y="3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3.103cm 4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.702cm 4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.302cm" svg:y="4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3.102cm 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.701cm 5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.301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3.103cm 5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.702cm 6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.302cm" svg:y="5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3.102cm 6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.701cm 6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.301cm" svg:y="6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3.103cm 7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.702cm 7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.302cm" svg:y="7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3.102cm 8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.701cm 8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.301cm" svg:y="8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3.103cm 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.702cm 9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.302cm" svg:y="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3.102cm 9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.701cm 10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.301cm" svg:y="9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3.103cm 10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.702cm 10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.302cm" svg:y="10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3.102cm 11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.701cm 11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.301cm" svg:y="11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3.103cm 12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.702cm 12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.302cm" svg:y="12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3.102cm 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.701cm 13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.301cm" svg:y="1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3.103cm 13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.702cm 14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.302cm" svg:y="13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3.102cm 14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.701cm 14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.301cm" svg:y="14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3.103cm 15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.702cm 15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.302cm" svg:y="15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3.102cm 16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.701cm 16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.301cm" svg:y="16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3.103cm 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.702cm 17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.302cm" svg:y="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3.102cm 17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.701cm 18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.301cm" svg:y="17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3.103cm 18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.702cm 18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.302cm" svg:y="18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3.104cm 19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.703cm 19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.303cm" svg:y="19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8.398cm" svg:height="0.4cm" draw:transform="rotate (-1.5707963267949) translate (3.501cm 1.8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8.398cm" svg:height="0.8cm" draw:transform="rotate (-1.5707963267949) translate (3.101cm 1.8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4.502cm 1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4.101cm 2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3.701cm" svg:y="1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4.503cm 2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4.102cm 2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3.702cm" svg:y="2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4.502cm 3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4.101cm 3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3.701cm" svg:y="3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4.503cm 4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4.102cm 4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3.702cm" svg:y="4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4.502cm 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4.101cm 5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3.701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4.503cm 5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4.102cm 6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3.702cm" svg:y="5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4.502cm 6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4.101cm 6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3.701cm" svg:y="6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4.503cm 7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4.102cm 7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3.702cm" svg:y="7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4.502cm 8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4.101cm 8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3.701cm" svg:y="8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4.503cm 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4.102cm 9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3.702cm" svg:y="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4.502cm 9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4.101cm 10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3.701cm" svg:y="9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4.503cm 10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4.102cm 10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3.702cm" svg:y="10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4.502cm 11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4.101cm 11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3.701cm" svg:y="11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4.503cm 12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4.102cm 12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3.702cm" svg:y="12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4.502cm 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4.101cm 13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3.701cm" svg:y="1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4.503cm 13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4.102cm 14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3.702cm" svg:y="13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4.502cm 14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4.101cm 14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3.701cm" svg:y="14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4.503cm 15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4.102cm 15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3.702cm" svg:y="15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4.502cm 16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4.101cm 16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3.701cm" svg:y="16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4.503cm 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4.102cm 17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3.702cm" svg:y="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4.502cm 17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4.101cm 18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3.701cm" svg:y="17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4.503cm 18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4.102cm 18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3.702cm" svg:y="18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4.504cm 19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4.103cm 19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3.703cm" svg:y="19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8.398cm" svg:height="0.4cm" draw:transform="rotate (-1.5707963267949) translate (4.901cm 1.8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8.398cm" svg:height="0.8cm" draw:transform="rotate (-1.5707963267949) translate (4.501cm 1.8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5.902cm 1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5.501cm 2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5.101cm" svg:y="1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5.903cm 2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5.502cm 2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5.102cm" svg:y="2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5.902cm 3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5.501cm 3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5.101cm" svg:y="3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5.903cm 4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5.502cm 4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5.102cm" svg:y="4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5.902cm 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5.501cm 5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5.101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5.903cm 5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5.502cm 6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5.102cm" svg:y="5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5.902cm 6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5.501cm 6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5.101cm" svg:y="6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5.903cm 7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5.502cm 7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5.102cm" svg:y="7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5.902cm 8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5.501cm 8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5.101cm" svg:y="8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5.903cm 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5.502cm 9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5.102cm" svg:y="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5.902cm 9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5.501cm 10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5.101cm" svg:y="9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5.903cm 10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5.502cm 10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5.102cm" svg:y="10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5.902cm 11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5.501cm 11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5.101cm" svg:y="11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5.903cm 12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5.502cm 12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5.102cm" svg:y="12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5.902cm 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5.501cm 13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5.101cm" svg:y="1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5.903cm 13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5.502cm 14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5.102cm" svg:y="13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5.902cm 14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5.501cm 14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5.101cm" svg:y="14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5.903cm 15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5.502cm 15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5.102cm" svg:y="15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5.902cm 16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5.501cm 16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5.101cm" svg:y="16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5.903cm 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5.502cm 17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5.102cm" svg:y="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5.902cm 17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5.501cm 18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5.101cm" svg:y="17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5.903cm 18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5.502cm 18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5.102cm" svg:y="18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5.904cm 19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5.503cm 19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5.103cm" svg:y="19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8.398cm" svg:height="0.4cm" draw:transform="rotate (-1.5707963267949) translate (6.301cm 1.8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8.398cm" svg:height="0.8cm" draw:transform="rotate (-1.5707963267949) translate (5.901cm 1.8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7.302cm 1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6.901cm 2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6.501cm" svg:y="1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7.303cm 2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6.902cm 2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6.502cm" svg:y="2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7.302cm 3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6.901cm 3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6.501cm" svg:y="3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7.303cm 4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6.902cm 4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6.502cm" svg:y="4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7.302cm 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6.901cm 5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6.501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7.303cm 5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6.902cm 6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6.502cm" svg:y="5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7.302cm 6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6.901cm 6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6.501cm" svg:y="6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7.303cm 7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6.902cm 7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6.502cm" svg:y="7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7.302cm 8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6.901cm 8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6.501cm" svg:y="8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7.303cm 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6.902cm 9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6.502cm" svg:y="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7.302cm 9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6.901cm 10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6.501cm" svg:y="9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7.303cm 10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6.902cm 10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6.502cm" svg:y="10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7.302cm 11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6.901cm 11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6.501cm" svg:y="11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7.303cm 12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6.902cm 12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6.502cm" svg:y="12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7.302cm 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6.901cm 13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6.501cm" svg:y="1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7.303cm 13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6.902cm 14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6.502cm" svg:y="13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7.302cm 14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6.901cm 14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6.501cm" svg:y="14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7.303cm 15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6.902cm 15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6.502cm" svg:y="15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7.302cm 16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6.901cm 16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6.501cm" svg:y="16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7.303cm 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6.902cm 17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6.502cm" svg:y="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7.302cm 17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6.901cm 18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6.501cm" svg:y="17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7.303cm 18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6.902cm 18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6.502cm" svg:y="18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7.304cm 19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6.903cm 19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6.503cm" svg:y="19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8.398cm" svg:height="0.4cm" draw:transform="rotate (-1.5707963267949) translate (7.701cm 1.8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8.398cm" svg:height="0.8cm" draw:transform="rotate (-1.5707963267949) translate (7.301cm 1.8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8.703cm 1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8.302cm 2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7.902cm" svg:y="1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8.704cm 2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8.303cm 2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7.903cm" svg:y="2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8.703cm 3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8.302cm 3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7.902cm" svg:y="3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8.704cm 4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8.303cm 4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7.903cm" svg:y="4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8.703cm 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8.302cm 5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7.902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8.704cm 5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8.303cm 6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7.903cm" svg:y="5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8.703cm 6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8.302cm 6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7.902cm" svg:y="6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8.704cm 7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8.303cm 7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7.903cm" svg:y="7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8.703cm 8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8.302cm 8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7.902cm" svg:y="8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8.704cm 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8.303cm 9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7.903cm" svg:y="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8.703cm 9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8.302cm 10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7.902cm" svg:y="9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8.704cm 10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8.303cm 10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7.903cm" svg:y="10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8.703cm 11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8.302cm 11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7.902cm" svg:y="11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8.704cm 12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8.303cm 12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7.903cm" svg:y="12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8.703cm 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8.302cm 13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7.902cm" svg:y="1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8.704cm 13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8.303cm 14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7.903cm" svg:y="13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8.703cm 14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8.302cm 14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7.902cm" svg:y="14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8.704cm 15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8.303cm 15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7.903cm" svg:y="15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8.703cm 16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8.302cm 16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7.902cm" svg:y="16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8.704cm 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8.303cm 17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7.903cm" svg:y="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8.703cm 17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8.302cm 18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7.902cm" svg:y="17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8.704cm 18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8.303cm 18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7.903cm" svg:y="18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8.705cm 19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8.304cm 19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7.904cm" svg:y="19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8.398cm" svg:height="0.4cm" draw:transform="rotate (-1.5707963267949) translate (9.102cm 1.8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8.398cm" svg:height="0.8cm" draw:transform="rotate (-1.5707963267949) translate (8.702cm 1.8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0.103cm 1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9.702cm 2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9.302cm" svg:y="1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0.104cm 2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9.703cm 2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9.303cm" svg:y="2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0.103cm 3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9.702cm 3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9.302cm" svg:y="3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0.104cm 4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9.703cm 4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9.303cm" svg:y="4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0.103cm 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9.702cm 5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9.302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0.104cm 5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9.703cm 6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9.303cm" svg:y="5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0.103cm 6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9.702cm 6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9.302cm" svg:y="6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0.104cm 7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9.703cm 7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9.303cm" svg:y="7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0.103cm 8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9.702cm 8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9.302cm" svg:y="8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0.104cm 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9.703cm 9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9.303cm" svg:y="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0.103cm 9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9.702cm 10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9.302cm" svg:y="9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0.104cm 10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9.703cm 10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9.303cm" svg:y="10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0.103cm 11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9.702cm 11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9.302cm" svg:y="11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0.104cm 12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9.703cm 12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9.303cm" svg:y="12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0.103cm 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9.702cm 13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9.302cm" svg:y="1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0.104cm 13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9.703cm 14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9.303cm" svg:y="13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0.103cm 14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9.702cm 14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9.302cm" svg:y="14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0.104cm 15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9.703cm 15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9.303cm" svg:y="15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0.103cm 16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9.702cm 16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9.302cm" svg:y="16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0.104cm 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9.703cm 17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9.303cm" svg:y="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0.103cm 17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9.702cm 18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9.302cm" svg:y="17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0.104cm 18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9.703cm 18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9.303cm" svg:y="18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0.105cm 19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9.704cm 19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9.304cm" svg:y="19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8.398cm" svg:height="0.4cm" draw:transform="rotate (-1.5707963267949) translate (10.502cm 1.8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8.398cm" svg:height="0.8cm" draw:transform="rotate (-1.5707963267949) translate (10.102cm 1.8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1.504cm 1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1.103cm 2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0.703cm" svg:y="1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1.505cm 2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1.104cm 2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0.704cm" svg:y="2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1.504cm 3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1.103cm 3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0.703cm" svg:y="3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1.505cm 4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1.104cm 4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0.704cm" svg:y="4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1.504cm 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1.103cm 5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0.703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1.505cm 5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1.104cm 6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0.704cm" svg:y="5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1.504cm 6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1.103cm 6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0.703cm" svg:y="6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1.505cm 7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1.104cm 7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0.704cm" svg:y="7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1.504cm 8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1.103cm 8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0.703cm" svg:y="8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1.505cm 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1.104cm 9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0.704cm" svg:y="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1.504cm 9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1.103cm 10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0.703cm" svg:y="9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1.505cm 10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1.104cm 10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0.704cm" svg:y="10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1.504cm 11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1.103cm 11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0.703cm" svg:y="11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1.505cm 12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1.104cm 12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0.704cm" svg:y="12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1.504cm 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1.103cm 13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0.703cm" svg:y="1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1.505cm 13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1.104cm 14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0.704cm" svg:y="13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1.504cm 14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1.103cm 14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0.703cm" svg:y="14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1.505cm 15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1.104cm 15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0.704cm" svg:y="15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1.504cm 16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1.103cm 16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0.703cm" svg:y="16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1.505cm 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1.104cm 17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0.704cm" svg:y="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1.504cm 17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1.103cm 18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0.703cm" svg:y="17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1.505cm 18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1.104cm 18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0.704cm" svg:y="18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1.506cm 19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1.105cm 19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0.705cm" svg:y="19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8.398cm" svg:height="0.4cm" draw:transform="rotate (-1.5707963267949) translate (11.903cm 1.8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8.398cm" svg:height="0.8cm" draw:transform="rotate (-1.5707963267949) translate (11.503cm 1.8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2.904cm 1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2.503cm 2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2.103cm" svg:y="1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2.905cm 2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2.504cm 2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2.104cm" svg:y="2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2.904cm 3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2.503cm 3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2.103cm" svg:y="3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2.905cm 4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2.504cm 4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2.104cm" svg:y="4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2.904cm 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2.503cm 5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2.103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2.905cm 5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2.504cm 6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2.104cm" svg:y="5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2.904cm 6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2.503cm 6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2.103cm" svg:y="6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2.905cm 7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2.504cm 7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2.104cm" svg:y="7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2.904cm 8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2.503cm 8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2.103cm" svg:y="8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2.905cm 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2.504cm 9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2.104cm" svg:y="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2.904cm 9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2.503cm 10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2.103cm" svg:y="9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2.905cm 10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2.504cm 10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2.104cm" svg:y="10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2.904cm 11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2.503cm 11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2.103cm" svg:y="11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2.905cm 12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2.504cm 12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2.104cm" svg:y="12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2.904cm 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2.503cm 13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2.103cm" svg:y="1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2.905cm 13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2.504cm 14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2.104cm" svg:y="13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2.904cm 14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2.503cm 14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2.103cm" svg:y="14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2.905cm 15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2.504cm 15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2.104cm" svg:y="15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2.904cm 16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2.503cm 16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2.103cm" svg:y="16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2.905cm 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2.504cm 17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2.104cm" svg:y="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2.904cm 17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2.503cm 18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2.103cm" svg:y="17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2.905cm 18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2.504cm 18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2.104cm" svg:y="18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2.906cm 19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2.505cm 19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2.105cm" svg:y="19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8.398cm" svg:height="0.4cm" draw:transform="rotate (-1.5707963267949) translate (13.303cm 1.8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8.398cm" svg:height="0.8cm" draw:transform="rotate (-1.5707963267949) translate (12.903cm 1.8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7.202cm 1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6.801cm 2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6.401cm" svg:y="1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7.203cm 2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6.802cm 2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6.402cm" svg:y="2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7.202cm 3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6.801cm 3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6.401cm" svg:y="3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7.203cm 4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6.802cm 4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6.402cm" svg:y="4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7.202cm 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6.801cm 5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6.401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7.203cm 5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6.802cm 6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6.402cm" svg:y="5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7.202cm 6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6.801cm 6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6.401cm" svg:y="6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7.203cm 7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6.802cm 7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6.402cm" svg:y="7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7.202cm 8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6.801cm 8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6.401cm" svg:y="8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7.203cm 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6.802cm 9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6.402cm" svg:y="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7.202cm 9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6.801cm 10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6.401cm" svg:y="9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7.203cm 10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6.802cm 10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6.402cm" svg:y="10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7.202cm 11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6.801cm 11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6.401cm" svg:y="11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7.203cm 12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6.802cm 12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6.402cm" svg:y="12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7.202cm 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6.801cm 13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6.401cm" svg:y="1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7.203cm 13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6.802cm 14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6.402cm" svg:y="13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7.202cm 14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6.801cm 14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6.401cm" svg:y="14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7.203cm 15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6.802cm 15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6.402cm" svg:y="15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7.202cm 16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6.801cm 16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6.401cm" svg:y="16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7.203cm 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6.802cm 17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6.402cm" svg:y="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7.202cm 17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6.801cm 18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6.401cm" svg:y="17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7.203cm 18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6.802cm 18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6.402cm" svg:y="18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7.204cm 19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6.803cm 19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6.403cm" svg:y="19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8.603cm 1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8.202cm 2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7.802cm" svg:y="1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8.604cm 2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8.203cm 2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7.803cm" svg:y="2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8.603cm 3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8.202cm 3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7.802cm" svg:y="3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8.604cm 4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8.203cm 4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7.803cm" svg:y="4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8.603cm 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8.202cm 5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7.802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8.604cm 5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8.203cm 6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7.803cm" svg:y="5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8.603cm 6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8.202cm 6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7.802cm" svg:y="6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8.604cm 7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8.203cm 7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7.803cm" svg:y="7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8.603cm 8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8.202cm 8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7.802cm" svg:y="8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8.604cm 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8.203cm 9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7.803cm" svg:y="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8.603cm 9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8.202cm 10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7.802cm" svg:y="9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8.604cm 10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8.203cm 10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7.803cm" svg:y="10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8.603cm 11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8.202cm 11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7.802cm" svg:y="11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8.604cm 12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8.203cm 12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7.803cm" svg:y="12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8.603cm 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8.202cm 13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7.802cm" svg:y="1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8.604cm 13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8.203cm 14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7.803cm" svg:y="13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8.603cm 14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8.202cm 14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7.802cm" svg:y="14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8.604cm 15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8.203cm 15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7.803cm" svg:y="15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8.603cm 16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8.202cm 16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7.802cm" svg:y="16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8.604cm 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8.203cm 17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7.803cm" svg:y="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8.603cm 17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8.202cm 18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7.802cm" svg:y="17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8.604cm 18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8.203cm 18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7.803cm" svg:y="18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18.605cm 19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8.204cm 19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7.804cm" svg:y="19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8.398cm" svg:height="0.4cm" draw:transform="rotate (-1.5707963267949) translate (19.002cm 1.8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8.398cm" svg:height="0.8cm" draw:transform="rotate (-1.5707963267949) translate (18.602cm 1.8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0.003cm 1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9.602cm 2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9.202cm" svg:y="1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0.004cm 2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9.603cm 2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9.203cm" svg:y="2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0.003cm 3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9.602cm 3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9.202cm" svg:y="3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0.004cm 4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9.603cm 4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9.203cm" svg:y="4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0.003cm 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9.602cm 5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9.202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0.004cm 5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9.603cm 6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9.203cm" svg:y="5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0.003cm 6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9.602cm 6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9.202cm" svg:y="6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0.004cm 7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9.603cm 7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9.203cm" svg:y="7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0.003cm 8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9.602cm 8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9.202cm" svg:y="8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0.004cm 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9.603cm 9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9.203cm" svg:y="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0.003cm 9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9.602cm 10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9.202cm" svg:y="9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0.004cm 10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9.603cm 10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9.203cm" svg:y="10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0.003cm 11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9.602cm 11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9.202cm" svg:y="11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0.004cm 12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9.603cm 12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9.203cm" svg:y="12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0.003cm 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9.602cm 13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9.202cm" svg:y="1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0.004cm 13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9.603cm 14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9.203cm" svg:y="13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0.003cm 14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9.602cm 14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9.202cm" svg:y="14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0.004cm 15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9.603cm 15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9.203cm" svg:y="15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0.003cm 16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9.602cm 16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9.202cm" svg:y="16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0.004cm 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9.603cm 17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9.203cm" svg:y="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0.003cm 17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9.602cm 18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9.202cm" svg:y="17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0.004cm 18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9.603cm 18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9.203cm" svg:y="18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0.005cm 19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19.604cm 19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19.204cm" svg:y="19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8.398cm" svg:height="0.4cm" draw:transform="rotate (-1.5707963267949) translate (20.402cm 1.8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8.398cm" svg:height="0.8cm" draw:transform="rotate (-1.5707963267949) translate (20.002cm 1.8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1.403cm 1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1.002cm 2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0.602cm" svg:y="1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1.404cm 2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1.003cm 2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0.603cm" svg:y="2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1.403cm 3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1.002cm 3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0.602cm" svg:y="3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1.404cm 4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1.003cm 4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0.603cm" svg:y="4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1.403cm 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1.002cm 5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0.602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1.404cm 5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1.003cm 6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0.603cm" svg:y="5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1.403cm 6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1.002cm 6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0.602cm" svg:y="6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1.404cm 7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1.003cm 7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0.603cm" svg:y="7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1.403cm 8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1.002cm 8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0.602cm" svg:y="8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1.404cm 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1.003cm 9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0.603cm" svg:y="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1.403cm 9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1.002cm 10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0.602cm" svg:y="9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1.404cm 10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1.003cm 10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0.603cm" svg:y="10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1.403cm 11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1.002cm 11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0.602cm" svg:y="11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1.404cm 12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1.003cm 12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0.603cm" svg:y="12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1.403cm 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1.002cm 13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0.602cm" svg:y="1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1.404cm 13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1.003cm 14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0.603cm" svg:y="13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1.403cm 14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1.002cm 14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0.602cm" svg:y="14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1.404cm 15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1.003cm 15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0.603cm" svg:y="15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1.403cm 16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1.002cm 16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0.602cm" svg:y="16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1.404cm 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1.003cm 17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0.603cm" svg:y="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1.403cm 17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1.002cm 18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0.602cm" svg:y="17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1.404cm 18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1.003cm 18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0.603cm" svg:y="18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1.405cm 19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1.004cm 19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0.604cm" svg:y="19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8.398cm" svg:height="0.4cm" draw:transform="rotate (-1.5707963267949) translate (21.802cm 1.8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8.398cm" svg:height="0.8cm" draw:transform="rotate (-1.5707963267949) translate (21.402cm 1.8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2.803cm 1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2.402cm 2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2.002cm" svg:y="1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2.804cm 2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2.403cm 2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2.003cm" svg:y="2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2.803cm 3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2.402cm 3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2.002cm" svg:y="3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2.804cm 4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2.403cm 4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2.003cm" svg:y="4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2.803cm 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2.402cm 5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2.002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2.804cm 5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2.403cm 6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2.003cm" svg:y="5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2.803cm 6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2.402cm 6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2.002cm" svg:y="6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2.804cm 7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2.403cm 7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2.003cm" svg:y="7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2.803cm 8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2.402cm 8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2.002cm" svg:y="8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2.804cm 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2.403cm 9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2.003cm" svg:y="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2.803cm 9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2.402cm 10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2.002cm" svg:y="9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2.804cm 10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2.403cm 10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2.003cm" svg:y="10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2.803cm 11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2.402cm 11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2.002cm" svg:y="11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2.804cm 12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2.403cm 12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2.003cm" svg:y="12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2.803cm 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2.402cm 13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2.002cm" svg:y="1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2.804cm 13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2.403cm 14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2.003cm" svg:y="13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2.803cm 14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2.402cm 14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2.002cm" svg:y="14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2.804cm 15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2.403cm 15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2.003cm" svg:y="15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2.803cm 16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2.402cm 16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2.002cm" svg:y="16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2.804cm 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2.403cm 17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2.003cm" svg:y="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2.803cm 17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2.402cm 18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2.002cm" svg:y="17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2.804cm 18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2.403cm 18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2.003cm" svg:y="18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2.805cm 19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2.404cm 19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2.004cm" svg:y="19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8.398cm" svg:height="0.4cm" draw:transform="rotate (-1.5707963267949) translate (23.202cm 1.8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8.398cm" svg:height="0.8cm" draw:transform="rotate (-1.5707963267949) translate (22.802cm 1.8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4.204cm 1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3.803cm 2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3.403cm" svg:y="1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4.205cm 2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3.804cm 2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3.404cm" svg:y="2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4.204cm 3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3.803cm 3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3.403cm" svg:y="3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4.205cm 4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3.804cm 4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3.404cm" svg:y="4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4.204cm 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3.803cm 5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3.403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4.205cm 5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3.804cm 6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3.404cm" svg:y="5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4.204cm 6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3.803cm 6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3.403cm" svg:y="6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4.205cm 7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3.804cm 7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3.404cm" svg:y="7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4.204cm 8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3.803cm 8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3.403cm" svg:y="8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4.205cm 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3.804cm 9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3.404cm" svg:y="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4.204cm 9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3.803cm 10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3.403cm" svg:y="9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4.205cm 10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3.804cm 10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3.404cm" svg:y="10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4.204cm 11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3.803cm 11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3.403cm" svg:y="11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4.205cm 12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3.804cm 12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3.404cm" svg:y="12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4.204cm 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3.803cm 13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3.403cm" svg:y="1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4.205cm 13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3.804cm 14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3.404cm" svg:y="13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4.204cm 14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3.803cm 14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3.403cm" svg:y="14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4.205cm 15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3.804cm 15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3.404cm" svg:y="15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4.204cm 16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3.803cm 16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3.403cm" svg:y="16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4.205cm 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3.804cm 17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3.404cm" svg:y="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4.204cm 17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3.803cm 18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3.403cm" svg:y="17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4.205cm 18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3.804cm 18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3.404cm" svg:y="18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4.206cm 19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3.805cm 19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3.405cm" svg:y="19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8.398cm" svg:height="0.4cm" draw:transform="rotate (-1.5707963267949) translate (24.603cm 1.8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8.398cm" svg:height="0.8cm" draw:transform="rotate (-1.5707963267949) translate (24.203cm 1.8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5.604cm 1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5.203cm 2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4.803cm" svg:y="1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5.605cm 2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5.204cm 2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4.804cm" svg:y="2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5.604cm 3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5.203cm 3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4.803cm" svg:y="3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5.605cm 4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5.204cm 4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4.804cm" svg:y="4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5.604cm 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5.203cm 5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4.803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5.605cm 5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5.204cm 6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4.804cm" svg:y="5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5.604cm 6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5.203cm 6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4.803cm" svg:y="6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5.605cm 7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5.204cm 7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4.804cm" svg:y="7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5.604cm 8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5.203cm 8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4.803cm" svg:y="8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5.605cm 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5.204cm 9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4.804cm" svg:y="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5.604cm 9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5.203cm 10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4.803cm" svg:y="9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5.605cm 10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5.204cm 10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4.804cm" svg:y="10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5.604cm 11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5.203cm 11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4.803cm" svg:y="11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5.605cm 12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5.204cm 12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4.804cm" svg:y="12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5.604cm 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5.203cm 13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4.803cm" svg:y="1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5.605cm 13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5.204cm 14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4.804cm" svg:y="13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5.604cm 14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5.203cm 14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4.803cm" svg:y="14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5.605cm 15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5.204cm 15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4.804cm" svg:y="15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5.604cm 16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5.203cm 16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4.803cm" svg:y="16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5.605cm 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5.204cm 17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4.804cm" svg:y="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5.604cm 17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5.203cm 18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4.803cm" svg:y="17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5.605cm 18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5.204cm 18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4.804cm" svg:y="18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5.606cm 19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5.205cm 19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4.805cm" svg:y="19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8.398cm" svg:height="0.4cm" draw:transform="rotate (-1.5707963267949) translate (26.003cm 1.8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8.398cm" svg:height="0.8cm" draw:transform="rotate (-1.5707963267949) translate (25.603cm 1.8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7.005cm 1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6.604cm 2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6.204cm" svg:y="1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7.006cm 2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6.605cm 2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6.205cm" svg:y="2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7.005cm 3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6.604cm 3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6.204cm" svg:y="3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7.006cm 4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6.605cm 4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6.205cm" svg:y="4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7.005cm 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6.604cm 5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6.204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7.006cm 5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6.605cm 6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6.205cm" svg:y="5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7.005cm 6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6.604cm 6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6.204cm" svg:y="6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7.006cm 7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6.605cm 7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6.205cm" svg:y="7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7.005cm 8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6.604cm 8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6.204cm" svg:y="8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7.006cm 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6.605cm 9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6.205cm" svg:y="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7.005cm 9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6.604cm 10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6.204cm" svg:y="9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7.006cm 10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6.605cm 10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6.205cm" svg:y="10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7.005cm 11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6.604cm 11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6.204cm" svg:y="11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7.006cm 12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6.605cm 12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6.205cm" svg:y="12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7.005cm 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6.604cm 13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6.204cm" svg:y="1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7.006cm 13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6.605cm 14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6.205cm" svg:y="13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7.005cm 14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6.604cm 14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6.204cm" svg:y="14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7.006cm 15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6.605cm 15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6.205cm" svg:y="15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7.005cm 16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6.604cm 16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6.204cm" svg:y="16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7.006cm 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6.605cm 17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6.205cm" svg:y="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7.005cm 17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6.604cm 18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6.204cm" svg:y="17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7.006cm 18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6.605cm 18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6.205cm" svg:y="18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7.007cm 19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6.606cm 19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6.206cm" svg:y="19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8.398cm" svg:height="0.4cm" draw:transform="rotate (-1.5707963267949) translate (27.404cm 1.8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8.398cm" svg:height="0.8cm" draw:transform="rotate (-1.5707963267949) translate (27.004cm 1.8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8.405cm 1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8.004cm 2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7.604cm" svg:y="1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8.406cm 2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8.005cm 2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7.605cm" svg:y="2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8.405cm 3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8.004cm 3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7.604cm" svg:y="3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8.406cm 4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8.005cm 4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7.605cm" svg:y="4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8.405cm 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8.004cm 5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7.604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8.406cm 5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8.005cm 6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7.605cm" svg:y="5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8.405cm 6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8.004cm 6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7.604cm" svg:y="6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8.406cm 7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8.005cm 7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7.605cm" svg:y="7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8.405cm 8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8.004cm 8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7.604cm" svg:y="8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8.406cm 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8.005cm 9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7.605cm" svg:y="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8.405cm 9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8.004cm 10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7.604cm" svg:y="9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8.406cm 10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8.005cm 10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7.605cm" svg:y="10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8.405cm 11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8.004cm 11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7.604cm" svg:y="11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8.406cm 12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8.005cm 12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7.605cm" svg:y="12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8.405cm 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8.004cm 13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7.604cm" svg:y="1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8.406cm 13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8.005cm 14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7.605cm" svg:y="13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8.405cm 14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8.004cm 14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7.604cm" svg:y="14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8.406cm 15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8.005cm 15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7.605cm" svg:y="15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8.405cm 16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8.004cm 16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7.604cm" svg:y="16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8.406cm 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8.005cm 17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7.605cm" svg:y="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8.405cm 17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8.004cm 18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7.604cm" svg:y="17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8.406cm 18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8.005cm 18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7.605cm" svg:y="18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99cm" svg:height="0.4cm" draw:transform="rotate (-1.5707963267949) translate (28.407cm 19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4cm" svg:height="0.4cm" draw:transform="rotate (-1.5707963267949) translate (28.006cm 19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8cm" svg:height="0.8cm" svg:x="27.606cm" svg:y="19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8.398cm" svg:height="0.4cm" draw:transform="rotate (-1.5707963267949) translate (28.804cm 1.8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8.398cm" svg:height="0.8cm" draw:transform="rotate (-1.5707963267949) translate (28.404cm 1.8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8.398cm" svg:height="0.4cm" draw:transform="rotate (-1.5707963267949) translate (17.601cm 1.8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8.398cm" svg:height="0.8cm" draw:transform="rotate (-1.5707963267949) translate (17.201cm 1.8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12.404cm" svg:height="0.6cm" svg:x="0.896cm" svg:y="0.79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2.396cm" svg:height="0.6cm" svg:x="16.4cm" svg:y="0.793cm">
          <text:p/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4.846cm" svg:y1="-0.007cm" svg:x2="14.846cm" svg:y2="1.493cm">
          <text:p/>
        </draw:line>
        <draw:custom-shape draw:style-name="gr10" draw:text-style-name="P6" draw:layer="layout" svg:width="0.404cm" svg:height="0.6cm" svg:x="10.1cm" svg:y="0.8cm">
          <text:p text:style-name="P5"><text:span text:style-name="T1">年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404cm" svg:height="0.6cm" svg:x="11.5cm" svg:y="0.8cm">
          <text:p text:style-name="P5"><text:span text:style-name="T1">月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404cm" svg:height="0.6cm" svg:x="12.9cm" svg:y="0.8cm">
          <text:p text:style-name="P5"><text:span text:style-name="T1">日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404cm" svg:height="0.6cm" svg:x="17.2cm" svg:y="0.8cm">
          <text:p text:style-name="P5"><text:span text:style-name="T1">年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404cm" svg:height="0.6cm" svg:x="18.6cm" svg:y="0.8cm">
          <text:p text:style-name="P5"><text:span text:style-name="T1">月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404cm" svg:height="0.6cm" svg:x="20cm" svg:y="0.8cm">
          <text:p text:style-name="P5"><text:span text:style-name="T1">日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7cm" fo:margin-bottom="0.7cm" fo:margin-left="0.7cm" fo:margin-right="0.7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2T18:35:37.522000000</meta:creation-date>
    <meta:print-date>2018-10-27T21:30:49.465000000</meta:print-date>
    <dc:date>2018-10-27T21:30:03.788000000</dc:date>
    <meta:editing-duration>PT3H2M11S</meta:editing-duration>
    <meta:editing-cycles>15</meta:editing-cycles>
    <meta:generator>LibreOffice/6.0.6.2$Windows_X86_64 LibreOffice_project/0c292870b25a325b5ed35f6b45599d2ea4458e77</meta:generator>
    <meta:document-statistic meta:object-count="1290"/>
  </office:meta>
</office:document-meta>
</file>